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47cm" fo:min-width="2.675cm"/>
    </style:style>
    <style:style style:name="gr2" style:family="graphic" style:parent-style-name="standard">
      <style:graphic-properties draw:marker-end="Line_20_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T1" style:family="text">
      <style:text-properties fo:color="#069a2e"/>
    </style:style>
    <style:style style:name="T2" style:family="text">
      <style:text-properties fo:font-size="12pt"/>
    </style:style>
    <style:style style:name="T3" style:family="text">
      <style:text-properties fo:color="#069a2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397cm" svg:x="1.889cm" svg:y="4.81cm">
          <text:p text:style-name="P1">UserEndpoi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175cm" svg:height="1.397cm" svg:x="6.588cm" svg:y="3.286cm">
          <text:p text:style-name="P1">UserService</text:p>
          <text:p text:style-name="P1"><text:span text:style-name="T1">sendEvent(...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1.397cm" svg:x="12.176cm" svg:y="3.286cm">
          <text:p text:style-name="P1">rabbitmq-cdi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175cm" svg:height="1.397cm" svg:x="16.748cm" svg:y="4.81cm">
          <text:p text:style-name="P1">RabbitMQ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064cm" svg:y1="5.508cm" svg:x2="6.588cm" svg:y2="3.984cm" draw:start-shape="id1" draw:start-glue-point="1" draw:end-shape="id2" draw:end-glue-point="3" svg:d="M5064 5508h761v-1524h763" svg:viewBox="0 0 1525 1525">
          <text:p/>
        </draw:connector>
        <draw:connector draw:style-name="gr2" draw:text-style-name="P3" draw:layer="layout" svg:x1="9.763cm" svg:y1="3.984cm" svg:x2="12.176cm" svg:y2="3.984cm" draw:start-shape="id2" draw:start-glue-point="1" draw:end-shape="id3" draw:end-glue-point="3" svg:d="M9763 3984h2413" svg:viewBox="0 0 2414 1">
          <text:p/>
        </draw:connector>
        <draw:connector draw:style-name="gr2" draw:text-style-name="P3" draw:layer="layout" svg:x1="15.351cm" svg:y1="3.984cm" svg:x2="16.748cm" svg:y2="5.508cm" draw:start-shape="id3" draw:start-glue-point="1" draw:end-shape="id4" svg:d="M15351 3984h698v1524h699" svg:viewBox="0 0 1398 1525">
          <text:p/>
        </draw:connector>
        <draw:frame draw:style-name="gr3" draw:text-style-name="P4" draw:layer="layout" svg:width="4.621cm" svg:height="0.962cm" svg:x="8.265cm" svg:y="1.435cm">
          <draw:text-box>
            <text:p>Fluxo de envio</text:p>
          </draw:text-box>
        </draw:frame>
        <draw:frame draw:style-name="gr4" draw:text-style-name="P4" draw:layer="layout" svg:width="6.645cm" svg:height="0.962cm" svg:x="7.253cm" svg:y="10.017cm">
          <draw:text-box>
            <text:p>Fluxo de recebimento</text:p>
          </draw:text-box>
        </draw:frame>
        <draw:custom-shape draw:style-name="gr1" draw:text-style-name="P2" xml:id="id5" draw:id="id5" draw:layer="layout" svg:width="3.175cm" svg:height="1.397cm" svg:x="1.635cm" svg:y="11.922cm">
          <text:p text:style-name="P1">RabbitMQ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175cm" svg:height="1.397cm" svg:x="9.422cm" svg:y="13.922cm">
          <text:p text:style-name="P1">rabbitmq-cdi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75cm" svg:height="1.397cm" svg:x="16.494cm" svg:y="11.922cm">
          <text:p text:style-name="P5"><text:span text:style-name="T2">UserService</text:span></text:p>
          <text:p text:style-name="P1"><text:span text:style-name="T3">insertUser(...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1cm" svg:y1="12.62cm" svg:x2="9.422cm" svg:y2="14.62cm" draw:start-shape="id5" draw:start-glue-point="1" draw:end-shape="id6" draw:end-glue-point="3" svg:d="M4810 12620h2305v2000h2307" svg:viewBox="0 0 4613 2001">
          <text:p/>
        </draw:connector>
        <draw:connector draw:style-name="gr2" draw:text-style-name="P3" draw:layer="layout" svg:x1="12.597cm" svg:y1="14.62cm" svg:x2="16.494cm" svg:y2="12.62cm" draw:start-shape="id6" draw:start-glue-point="1" draw:end-shape="id7" svg:d="M12597 14620h1948v-2000h1949" svg:viewBox="0 0 3898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0:24:57.862901901</meta:creation-date>
    <dc:date>2019-05-06T10:52:13.252449505</dc:date>
    <meta:editing-duration>PT17M5S</meta:editing-duration>
    <meta:editing-cycles>1</meta:editing-cycles>
    <meta:generator>LibreOffice/6.1.5.2$Linux_X86_64 LibreOffice_project/10$Build-2</meta:generator>
    <meta:document-statistic meta:object-count="14"/>
  </office:meta>
</office:document-meta>
</file>